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1" svg:font-family="Aptos, Aptos_EmbeddedFont, Aptos_MSFontService, sans-serif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16%" fo:text-align="start" style:justify-single-word="false" fo:text-indent="0cm" style:auto-text-indent="false" text:number-lines="true" text:line-number="0" style:writing-mode="lr-tb"/>
      <style:text-properties fo:language="de" fo:country="DE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116%" fo:text-align="start" style:justify-single-word="false" fo:text-indent="0cm" style:auto-text-indent="false" text:number-lines="true" text:line-number="0" style:writing-mode="lr-tb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16%" fo:text-align="start" style:justify-single-word="false" fo:text-indent="0cm" style:auto-text-indent="false" text:number-lines="true" text:line-number="0" style:writing-mode="lr-tb"/>
      <style:text-properties officeooo:rsid="001d6855" officeooo:paragraph-rsid="001d6855"/>
    </style:style>
    <style:style style:name="T1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language="de" fo:country="DE" officeooo:rsid="001edcb5"/>
    </style:style>
    <style:style style:name="T5" style:family="text">
      <style:text-properties fo:color="#c00000" loext:opacity="100%" fo:font-size="16pt" fo:language="de" fo:country="DE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style:font-name="Aptos1" fo:font-size="12pt" fo:language="de" fo:country="DE" fo:font-style="normal" fo:font-weight="normal"/>
    </style:style>
    <style:style style:name="T7" style:family="text">
      <style:text-properties fo:font-variant="normal" fo:text-transform="none" style:font-name="Aptos1" fo:font-size="12pt" fo:language="de" fo:country="DE" fo:font-style="normal" fo:font-weight="normal" officeooo:rsid="001d6855"/>
    </style:style>
    <style:style style:name="T8" style:family="text">
      <style:text-properties fo:font-variant="normal" fo:text-transform="none" style:font-name="Aptos1" fo:font-size="12pt" fo:language="de" fo:country="DE" fo:font-style="normal" fo:font-weight="normal" officeooo:rsid="001edc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eckliste App Präsentation:</text:p>
      <text:p text:style-name="Standard"/>
      <text:p text:style-name="Standard"><text:span text:style-name="T1">Zielgruppe</text:span><text:span text:style-name="T2">: Mittelstufe, Geschichte, Vorwissen je nach Thema unterschiedlich</text:span></text:p>
      <text:p text:style-name="Standard"><text:span text:style-name="T2">Was macht die App, welches Problem löst sie: da Geschichtsklausuren oft eine menge Stoff umfasst werden, soll sie helfen, diesen systematisch, sinnvoll und möglichst zeitsparend zu lernen (durch Anwendung von Lerntheorien und Lernstrategien -&gt;</text:span></text:p>
      <text:p text:style-name="Standard"><text:span text:style-name="T2"><text:s/></text:span><text:a xlink:type="simple" xlink:href="https://www.studysmarter.de/magazine/gedaechtnistraining/" text:style-name="Internet_20_link" text:visited-style-name="Visited_20_Internet_20_Link"><text:span text:style-name="Internet_20_link"><text:span text:style-name="T2">https://www.studysmarter.de/magazine/gedaechtnistraining/</text:span></text:span></text:a></text:p>
      <text:p text:style-name="Standard"><text:a xlink:type="simple" xlink:href="https://www.studysmarter.de/magazine/lernen-lernen-studium/#:~:text=Die%20Loci%2D%20Methode%20(%20Loci%20%3D,dein%20Zimmer%20oder%20dein%20Elternhaus" text:style-name="Internet_20_link" text:visited-style-name="Visited_20_Internet_20_Link"><text:span text:style-name="Internet_20_link"><text:span text:style-name="T2">https://www.studysmarter.de/magazine/lernen-lernen-studium/#:~:text=Die%20Loci%2D%20Methode%20(%20Loci%20%3D,dein%20Zimmer%20oder%20dein%20Elternhaus</text:span></text:span></text:a></text:p>
      <text:p text:style-name="Standard"><text:a xlink:type="simple" xlink:href="https://www.studysmarter.de/magazine/lernstrategien-schule-studium/#1-die-kognitiven-lernstrategien" text:style-name="Internet_20_link" text:visited-style-name="Visited_20_Internet_20_Link"><text:span text:style-name="Internet_20_link"><text:span text:style-name="T2">https://www.studysmarter.de/magazine/lernstrategien-schule-studium/#1-die-kognitiven-lernstrategien</text:span></text:span></text:a></text:p>
      <text:p text:style-name="P1"/>
      <text:p text:style-name="Standard"><text:span text:style-name="T1">Must have Features</text:span></text:p>
      <text:p text:style-name="Standard"><text:span text:style-name="T2">-Zeitstrahl, Disskussionsfähigkeit, Operatorenliste, kontrafaktisches Denken, Fortschrittsleiste, Integrierter Timer, Lehrplan sinnvoll mit einbinden, Anmeldung</text:span></text:p>
      <text:p text:style-name="P1"/>
      <text:p text:style-name="Standard"><text:span text:style-name="T1">Nice to have Features:</text:span></text:p>
      <text:p text:style-name="P3"><text:span text:style-name="T2">Kamerafunktion zum Scannen, Dark Mode, Aufstieg –&gt;Bauer -&gt; Adel -&gt; König, Ritterburg zum Aufbauen, Loading Screen funfacts, Einbindung alter Kas, Hinweis auf andere Webseiten</text:span></text:p>
      <text:p text:style-name="P2"/>
      <text:p text:style-name="P3"><text:span text:style-name="T1">Erfolgskriterien</text:span><text:span text:style-name="T2">: Zeitspanne (alle 25 Minuten- dann nämlich 5 min Pause wegen Pomodoro), richtige Antworten, mehr punkte für anspruchsvollere Aufgaben</text:span></text:p>
      <text:p text:style-name="P3"><text:span text:style-name="T5">Ziele: </text:span></text:p>
      <text:p text:style-name="P3"><text:soft-page-break/><text:span text:style-name="T5">Benutzeroberfläche: </text:span><text:span text:style-name="T6">Übersicht über </text:span><text:span text:style-name="T7">L</text:span><text:span text:style-name="T6">ernstand und </text:span><text:span text:style-name="T7">Z</text:span><text:span text:style-name="T6">eitstrahl für </text:span><text:span text:style-name="T8">K</text:span><text:span text:style-name="T6">urz</text:span><text:span text:style-name="T8">ü</text:span><text:span text:style-name="T6">berblick, </text:span><text:span text:style-name="T8">B</text:span><text:span text:style-name="T6">uttons für </text:span><text:span text:style-name="T8">A</text:span><text:span text:style-name="T6">ufgaben, </text:span><text:span text:style-name="T8">T</text:span><text:span text:style-name="T6">ests, spiel </text:span><text:span text:style-name="T7">(hay day ???)</text:span></text:p>
      <text:p text:style-name="P4"><text:span text:style-name="T6">claude Api: kann man in eine host app einsetzten, die die anderen Öffentlichen </text:span><text:span text:style-name="T8">A</text:span><text:span text:style-name="T6">ccounts bedient ?</text:span></text:p>
      <text:p text:style-name="P4"><text:span text:style-name="T6"/></text:p>
      <text:p text:style-name="P4"><text:span text:style-name="T6"/></text:p>
      <text:p text:style-name="P3"><text:span text:style-name="T5"/></text:p>
      <text:p text:style-name="P3"><text:span text:style-name="T1">Datenbankstruktur:</text:span><text:span text:style-name="T2"> Konten und innerhalb müssen Fortschritte gespeichert werden, damit Belohnungssystem aufrechterhalten bleibt Anmeldung mit E-mail und Passwort, Hinterlegung von Karteikarten (mit KI </text:span><text:span text:style-name="T4">E</text:span><text:span text:style-name="T2">rarbeitetem)</text:span></text:p>
      <text:p text:style-name="P2"/>
      <text:p text:style-name="P3"><text:span text:style-name="T3">Allgemein hinterlegt:</text:span><text:span text:style-name="T2"> Lehrplan, Infos aus Schulbüchern, Alte Kas, Aufgabenbeispiele, Operatorenliste, Lernstrategien</text:span></text:p>
      <text:p text:style-name="P2"/>
      <text:p text:style-name="P2"/>
      <text:p text:style-name="P2"/>
      <text:p text:style-name="P3"><text:span text:style-name="T5">Meilensteine bis Nikolaus:</text:span></text:p>
      <text:p text:style-name="P3"><text:span text:style-name="T5">Aufgabenverteilung:</text:span><text:span text:style-name="T2"> GUI ( ) Datenbank ( <text:s/>) KI- Prompts ( ) Tests ( )</text:span></text:p>
      <text:p text:style-name="P3"><text:span text:style-name="T5">Zeitplan bis Nikolaus:</text:span></text:p>
      <text:p text:style-name="P2"/>
      <text:p text:style-name="P2"/>
      <text:p text:style-name="P1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1" svg:font-family="Aptos, Aptos_EmbeddedFont, Aptos_MSFontService, sans-serif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3:28:44.721824600</meta:creation-date>
    <dc:date>2025-10-15T16:34:50.946541079</dc:date>
    <meta:initial-creator>Felicia Fischer</meta:initial-creator>
    <meta:generator>LibreOffice/7.3.7.2$Linux_X86_64 LibreOffice_project/30$Build-2</meta:generator>
    <meta:editing-duration>PT2M52S</meta:editing-duration>
    <meta:editing-cycles>1</meta:editing-cycles>
    <meta:document-statistic meta:table-count="0" meta:image-count="0" meta:object-count="0" meta:page-count="2" meta:paragraph-count="19" meta:word-count="198" meta:character-count="1853" meta:non-whitespace-character-count="1671"/>
    <meta:user-defined meta:name="AppVersion">16.0000</meta:user-defined>
    <meta:template xlink:type="simple" xlink:actuate="onRequest" xlink:title="Normal.dotm" xlink:href=""/>
  </office:meta>
</office:document-meta>
</file>